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8.791cm" svg:y="0.1cm">
            <draw:object draw:notify-on-update-of-ranges="Лист1.A2:Лист1.A10 Лист1.B2:Лист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Количество потоков, шт</text:p>
          </table:table-cell>
          <table:table-cell table:style-name="ce1" office:value-type="string" calcext:value-type="string">
            <text:p>Время, мкс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5.64" calcext:value-type="float">
            <text:p>6945,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68.32" calcext:value-type="float">
            <text:p>6868,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05.53" calcext:value-type="float">
            <text:p>6805,5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22.73" calcext:value-type="float">
            <text:p>6722,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634.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93.05" calcext:value-type="float">
            <text:p>6593,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1.64" calcext:value-type="float">
            <text:p>6521,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78.92" calcext:value-type="float">
            <text:p>6578,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46.12" calcext:value-type="float">
            <text:p>6446,12</text:p>
          </table:table-cell>
          <table:table-cell/>
        </table:table-row>
      </table:table>
      <table:table table:name="Лист2" table:style-name="ta1">
        <table:shapes>
          <draw:frame draw:z-index="0" draw:style-name="gr1" draw:text-style-name="P1" svg:width="15.999cm" svg:height="8.999cm" svg:x="18.135cm" svg:y="0.092cm">
            <draw:object draw:notify-on-update-of-ranges="Лист2.C1:Лист2.C1 Лист2.C2:Лист2.C8 Лист2.E1:Лист2.E1 Лист2.E2:Лист2.E8 Лист2.G1:Лист2.G1 Лист2.G2:Лист2.G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954cm" svg:y="6.36cm">
            <draw:object draw:notify-on-update-of-ranges="Лист2.C1:Лист2.C1 Лист2.D2:Лист2.D11 Лист2.E1:Лист2.E1 Лист2.F2:Лист2.F11 Лист2.G1:Лист2.G1 Лист2.H2:Лист2.H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2" table:number-columns-repeated="6" table:default-cell-style-name="ce2"/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Static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Dynamic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uided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*0.1" office:value-type="float" office:value="6250" calcext:value-type="float">
            <text:p>6250</text:p>
          </table:table-cell>
          <table:table-cell table:style-name="ce5" office:value-type="float" office:value="40939.2" calcext:value-type="float">
            <text:p>4093.9</text:p>
          </table:table-cell>
          <table:table-cell office:value-type="float" office:value="7075.56" calcext:value-type="float">
            <text:p>7075,56</text:p>
          </table:table-cell>
          <table:table-cell office:value-type="float" office:value="119566" calcext:value-type="float">
            <text:p>119566</text:p>
          </table:table-cell>
          <table:table-cell office:value-type="float" office:value="7941.79" calcext:value-type="float">
            <text:p>7941,79</text:p>
          </table:table-cell>
          <table:table-cell office:value-type="float" office:value="7889.73" calcext:value-type="float">
            <text:p>7889,73</text:p>
          </table:table-cell>
          <table:table-cell office:value-type="float" office:value="7749.36" calcext:value-type="float">
            <text:p>7749,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14]*0.2" office:value-type="float" office:value="12500" calcext:value-type="float">
            <text:p>12500</text:p>
          </table:table-cell>
          <table:table-cell office:value-type="float" office:value="33136" calcext:value-type="float">
            <text:p>33136</text:p>
          </table:table-cell>
          <table:table-cell office:value-type="float" office:value="6553.63" calcext:value-type="float">
            <text:p>6553,63</text:p>
          </table:table-cell>
          <table:table-cell office:value-type="float" office:value="61332" calcext:value-type="float">
            <text:p>61332</text:p>
          </table:table-cell>
          <table:table-cell office:value-type="float" office:value="7901.56" calcext:value-type="float">
            <text:p>7901,56</text:p>
          </table:table-cell>
          <table:table-cell office:value-type="float" office:value="7736.67" calcext:value-type="float">
            <text:p>7736,67</text:p>
          </table:table-cell>
          <table:table-cell office:value-type="float" office:value="7875.37" calcext:value-type="float">
            <text:p>7875,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]*0.3" office:value-type="float" office:value="18750" calcext:value-type="float">
            <text:p>18750</text:p>
          </table:table-cell>
          <table:table-cell office:value-type="float" office:value="30525" calcext:value-type="float">
            <text:p>30525</text:p>
          </table:table-cell>
          <table:table-cell office:value-type="float" office:value="6790.2" calcext:value-type="float">
            <text:p>6790,2</text:p>
          </table:table-cell>
          <table:table-cell office:value-type="float" office:value="36261.2" calcext:value-type="float">
            <text:p>36261,2</text:p>
          </table:table-cell>
          <table:table-cell office:value-type="float" office:value="7816.08" calcext:value-type="float">
            <text:p>7816,08</text:p>
          </table:table-cell>
          <table:table-cell office:value-type="float" office:value="7832.62" calcext:value-type="float">
            <text:p>7832,62</text:p>
          </table:table-cell>
          <table:table-cell office:value-type="float" office:value="7843.9" calcext:value-type="float">
            <text:p>7843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4]*0.4" office:value-type="float" office:value="25000" calcext:value-type="float">
            <text:p>25000</text:p>
          </table:table-cell>
          <table:table-cell office:value-type="float" office:value="22768.4" calcext:value-type="float">
            <text:p>22768,4</text:p>
          </table:table-cell>
          <table:table-cell office:value-type="float" office:value="6643.37" calcext:value-type="float">
            <text:p>6643,37</text:p>
          </table:table-cell>
          <table:table-cell office:value-type="float" office:value="22764.9" calcext:value-type="float">
            <text:p>22764,9</text:p>
          </table:table-cell>
          <table:table-cell office:value-type="float" office:value="7889.95" calcext:value-type="float">
            <text:p>7889,95</text:p>
          </table:table-cell>
          <table:table-cell office:value-type="float" office:value="7793.67" calcext:value-type="float">
            <text:p>7793,67</text:p>
          </table:table-cell>
          <table:table-cell office:value-type="float" office:value="7752.86" calcext:value-type="float">
            <text:p>7752,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[.B14]*0.5" office:value-type="float" office:value="31250" calcext:value-type="float">
            <text:p>31250</text:p>
          </table:table-cell>
          <table:table-cell office:value-type="float" office:value="15563.7" calcext:value-type="float">
            <text:p>15563,7</text:p>
          </table:table-cell>
          <table:table-cell office:value-type="float" office:value="6449.05" calcext:value-type="float">
            <text:p>6449,05</text:p>
          </table:table-cell>
          <table:table-cell office:value-type="float" office:value="13769.3" calcext:value-type="float">
            <text:p>13769,3</text:p>
          </table:table-cell>
          <table:table-cell office:value-type="float" office:value="7920.45" calcext:value-type="float">
            <text:p>7920,45</text:p>
          </table:table-cell>
          <table:table-cell office:value-type="float" office:value="7868.6" calcext:value-type="float">
            <text:p>7868,6</text:p>
          </table:table-cell>
          <table:table-cell office:value-type="float" office:value="7813.55" calcext:value-type="float">
            <text:p>7813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4]*0.6" office:value-type="float" office:value="37500" calcext:value-type="float">
            <text:p>37500</text:p>
          </table:table-cell>
          <table:table-cell office:value-type="float" office:value="12997.3" calcext:value-type="float">
            <text:p>12997,3</text:p>
          </table:table-cell>
          <table:table-cell office:value-type="float" office:value="6619.63" calcext:value-type="float">
            <text:p>6619,63</text:p>
          </table:table-cell>
          <table:table-cell office:value-type="float" office:value="10554.7" calcext:value-type="float">
            <text:p>10554,7</text:p>
          </table:table-cell>
          <table:table-cell office:value-type="float" office:value="7804.8" calcext:value-type="float">
            <text:p>7804,8</text:p>
          </table:table-cell>
          <table:table-cell office:value-type="float" office:value="7835.77" calcext:value-type="float">
            <text:p>7835,77</text:p>
          </table:table-cell>
          <table:table-cell office:value-type="float" office:value="7692.23" calcext:value-type="float">
            <text:p>7692,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4]*0.7" office:value-type="float" office:value="43750" calcext:value-type="float">
            <text:p>43750</text:p>
          </table:table-cell>
          <table:table-cell office:value-type="float" office:value="11830.3" calcext:value-type="float">
            <text:p>11830,3</text:p>
          </table:table-cell>
          <table:table-cell office:value-type="float" office:value="6547.77" calcext:value-type="float">
            <text:p>6547,77</text:p>
          </table:table-cell>
          <table:table-cell office:value-type="float" office:value="9294.67" calcext:value-type="float">
            <text:p>9294,67</text:p>
          </table:table-cell>
          <table:table-cell office:value-type="float" office:value="7683.42" calcext:value-type="float">
            <text:p>7683,42</text:p>
          </table:table-cell>
          <table:table-cell office:value-type="float" office:value="7719.23" calcext:value-type="float">
            <text:p>7719,23</text:p>
          </table:table-cell>
          <table:table-cell office:value-type="float" office:value="7694.99" calcext:value-type="float">
            <text:p>7694,99</text:p>
          </table:table-cell>
        </table:table-row>
        <table:table-row table:style-name="ro1">
          <table:table-cell/>
          <table:table-cell table:formula="of:=[.B14]*0.8" office:value-type="float" office:value="50000" calcext:value-type="float">
            <text:p>50000</text:p>
          </table:table-cell>
          <table:table-cell/>
          <table:table-cell office:value-type="float" office:value="6725.17" calcext:value-type="float">
            <text:p>6725,17</text:p>
          </table:table-cell>
          <table:table-cell/>
          <table:table-cell office:value-type="float" office:value="7810.39" calcext:value-type="float">
            <text:p>7810,39</text:p>
          </table:table-cell>
          <table:table-cell/>
          <table:table-cell office:value-type="float" office:value="7846.09" calcext:value-type="float">
            <text:p>7846,09</text:p>
          </table:table-cell>
        </table:table-row>
        <table:table-row table:style-name="ro1">
          <table:table-cell/>
          <table:table-cell table:style-name="ce3" table:formula="of:=[.B14]*0.9" office:value-type="float" office:value="56250" calcext:value-type="float">
            <text:p>56250</text:p>
          </table:table-cell>
          <table:table-cell/>
          <table:table-cell office:value-type="float" office:value="6852.97" calcext:value-type="float">
            <text:p>6852,97</text:p>
          </table:table-cell>
          <table:table-cell/>
          <table:table-cell office:value-type="float" office:value="7673.71" calcext:value-type="float">
            <text:p>7673,71</text:p>
          </table:table-cell>
          <table:table-cell/>
          <table:table-cell office:value-type="float" office:value="7748.28" calcext:value-type="float">
            <text:p>7748,28</text:p>
          </table:table-cell>
        </table:table-row>
        <table:table-row table:style-name="ro1">
          <table:table-cell/>
          <table:table-cell table:style-name="ce3" table:formula="of:=[.B14]" office:value-type="float" office:value="62500" calcext:value-type="float">
            <text:p>62500</text:p>
          </table:table-cell>
          <table:table-cell/>
          <table:table-cell office:value-type="float" office:value="6597.48" calcext:value-type="float">
            <text:p>6597,48</text:p>
          </table:table-cell>
          <table:table-cell/>
          <table:table-cell office:value-type="float" office:value="7828.28" calcext:value-type="float">
            <text:p>7828,28</text:p>
          </table:table-cell>
          <table:table-cell/>
          <table:table-cell office:value-type="float" office:value="7758.42" calcext:value-type="float">
            <text:p>7758,4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=</text:p>
          </table:table-cell>
          <table:table-cell table:formula="of:=1000000/16" office:value-type="float" office:value="62500" calcext:value-type="float">
            <text:p>62500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0" number:min-integer-digits="2">
        <number:embedded-text number:position="1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5:50:17.942614876</meta:creation-date>
    <dc:date>2016-05-08T18:59:12.123513195</dc:date>
    <meta:editing-duration>PT1H28M39S</meta:editing-duration>
    <meta:editing-cycles>8</meta:editing-cycles>
    <meta:generator>LibreOffice/4.2.8.2$Linux_X86_64 LibreOffice_project/420m0$Build-2</meta:generator>
    <meta:document-statistic meta:table-count="2" meta:cell-count="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1.977cm" svg:y="0.316cm" chart:style-name="ch2">
          <text:p>Залежність часу виконання програми від кількості потоків</text:p>
        </chart:title>
        <chart:plot-area chart:style-name="ch3" table:cell-range-address="Лист1.A2:Лист1.B10" svg:x="1.331cm" svg:y="1.301cm" svg:width="14.349cm" svg:height="6.538cm">
          <chartooo:coordinate-region svg:x="1.952cm" svg:y="1.5cm" svg:width="13.356cm" svg:height="5.692cm"/>
          <chart:axis chart:dimension="x" chart:name="primary-x" chart:style-name="ch4">
            <chart:title svg:x="7.839cm" svg:y="8.019cm" chart:style-name="ch5">
              <text:p>Час, мкс</text:p>
            </chart:title>
          </chart:axis>
          <chart:axis chart:dimension="y" chart:name="primary-y" chart:style-name="ch4">
            <chart:title svg:x="0.451cm" svg:y="5.831cm" chart:style-name="ch6">
              <text:p>Кількість потоків</text:p>
            </chart:title>
            <chart:grid chart:style-name="ch7" chart:class="major"/>
          </chart:axis>
          <chart:series chart:style-name="ch8" chart:values-cell-range-address="Лист1.A2:Лист1.A10" chart:class="chart:scatter">
            <chart:domain table:cell-range-address="Лист1.B2:Лист1.B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45.64">
                <text:p>6945.64</text:p>
                <draw:g>
                  <svg:desc>Лист1.B2:Лист1.B10</svg:desc>
                </draw:g>
              </table:table-cell>
              <table:table-cell office:value-type="float" office:value="8">
                <text:p>8</text:p>
                <draw:g>
                  <svg:desc>Лист1.A2:Лист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8.32">
                <text:p>6868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5.53">
                <text:p>6805.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22.73">
                <text:p>6722.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93.05">
                <text:p>6593.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1.64">
                <text:p>6521.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8.92">
                <text:p>6578.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46.12">
                <text:p>6446.1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514cm" svg:y="0.316cm" chart:style-name="ch2">
          <text:p>Залежність часу виконання програми від стратегії планування</text:p>
        </chart:title>
        <chart:legend chart:legend-position="end" svg:x="13.896cm" svg:y="3.703cm" style:legend-expansion="high" chart:style-name="ch3"/>
        <chart:plot-area chart:style-name="ch4" table:cell-range-address="Лист2.C1:Лист2.C8 Лист2.E1:Лист2.E8 Лист2.G1:Лист2.G8" chart:data-source-has-labels="row" svg:x="1.331cm" svg:y="1.301cm" svg:width="12.245cm" svg:height="6.538cm">
          <chartooo:coordinate-region svg:x="2.693cm" svg:y="1.5cm" svg:width="10.883cm" svg:height="5.692cm"/>
          <chart:axis chart:dimension="x" chart:name="primary-x" chart:style-name="ch5">
            <chart:title svg:x="4.869cm" svg:y="8.019cm" chart:style-name="ch6">
              <text:p>Групи з різною кількістью ітерацій</text:p>
            </chart:title>
          </chart:axis>
          <chart:axis chart:dimension="y" chart:name="primary-y" chart:style-name="ch7">
            <chart:title svg:x="0.451cm" svg:y="5.236cm" chart:style-name="ch8">
              <text:p>Час, мкс</text:p>
            </chart:title>
            <chart:grid chart:style-name="ch9" chart:class="major"/>
          </chart:axis>
          <chart:series chart:style-name="ch10" chart:values-cell-range-address="Лист2.C2:Лист2.C8" chart:label-cell-address="Лист2.C1:Лист2.C1" chart:class="chart:bar">
            <chart:data-point chart:repeated="7"/>
          </chart:series>
          <chart:series chart:style-name="ch11" chart:values-cell-range-address="Лист2.E2:Лист2.E8" chart:label-cell-address="Лист2.E1:Лист2.E1" chart:class="chart:bar">
            <chart:data-point chart:repeated="7"/>
          </chart:series>
          <chart:series chart:style-name="ch12" chart:values-cell-range-address="Лист2.G2:Лист2.G8" chart:label-cell-address="Лист2.G1:Лист2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Лист2.C1:Лист2.C1</svg:desc>
                </draw:g>
              </table:table-cell>
              <table:table-cell office:value-type="string">
                <text:p>Dynamic</text:p>
                <draw:g>
                  <svg:desc>Лист2.E1:Лист2.E1</svg:desc>
                </draw:g>
              </table:table-cell>
              <table:table-cell office:value-type="string">
                <text:p>Guided</text:p>
                <draw:g>
                  <svg:desc>Лист2.G1:Лист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39.2">
                <text:p>40939.2</text:p>
                <draw:g>
                  <svg:desc>Лист2.C2:Лист2.C8</svg:desc>
                </draw:g>
              </table:table-cell>
              <table:table-cell office:value-type="float" office:value="119566">
                <text:p>119566</text:p>
                <draw:g>
                  <svg:desc>Лист2.E2:Лист2.E8</svg:desc>
                </draw:g>
              </table:table-cell>
              <table:table-cell office:value-type="float" office:value="7889.73">
                <text:p>7889.73</text:p>
                <draw:g>
                  <svg:desc>Лист2.G2:Лист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36">
                <text:p>33136</text:p>
              </table:table-cell>
              <table:table-cell office:value-type="float" office:value="61332">
                <text:p>61332</text:p>
              </table:table-cell>
              <table:table-cell office:value-type="float" office:value="7736.67">
                <text:p>773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25">
                <text:p>30525</text:p>
              </table:table-cell>
              <table:table-cell office:value-type="float" office:value="36261.2">
                <text:p>36261.2</text:p>
              </table:table-cell>
              <table:table-cell office:value-type="float" office:value="7832.62">
                <text:p>783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68.4">
                <text:p>22768.4</text:p>
              </table:table-cell>
              <table:table-cell office:value-type="float" office:value="22764.9">
                <text:p>22764.9</text:p>
              </table:table-cell>
              <table:table-cell office:value-type="float" office:value="7793.67">
                <text:p>7793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63.7">
                <text:p>15563.7</text:p>
              </table:table-cell>
              <table:table-cell office:value-type="float" office:value="13769.3">
                <text:p>13769.3</text:p>
              </table:table-cell>
              <table:table-cell office:value-type="float" office:value="7868.6">
                <text:p>786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97.3">
                <text:p>12997.3</text:p>
              </table:table-cell>
              <table:table-cell office:value-type="float" office:value="10554.7">
                <text:p>10554.7</text:p>
              </table:table-cell>
              <table:table-cell office:value-type="float" office:value="7835.77">
                <text:p>7835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30.3">
                <text:p>11830.3</text:p>
              </table:table-cell>
              <table:table-cell office:value-type="float" office:value="9294.67">
                <text:p>9294.67</text:p>
              </table:table-cell>
              <table:table-cell office:value-type="float" office:value="7719.23">
                <text:p>7719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329cm" svg:y="0.316cm" chart:style-name="ch2">
          <text:p>Залежність часу виконання програми від стратегії планування 2</text:p>
        </chart:title>
        <chart:legend chart:legend-position="end" svg:x="13.896cm" svg:y="3.703cm" style:legend-expansion="high" chart:style-name="ch3"/>
        <chart:plot-area chart:style-name="ch4" table:cell-range-address="Лист2.C1:Лист2.C1 Лист2.D2:Лист2.D11 Лист2.E1:Лист2.E1 Лист2.F2:Лист2.F11 Лист2.G1:Лист2.G1 Лист2.H2:Лист2.H11" chart:data-source-has-labels="row" svg:x="1.331cm" svg:y="1.301cm" svg:width="12.245cm" svg:height="6.538cm">
          <chartooo:coordinate-region svg:x="2.323cm" svg:y="1.5cm" svg:width="11.253cm" svg:height="5.692cm"/>
          <chart:axis chart:dimension="x" chart:name="primary-x" chart:style-name="ch5">
            <chart:title svg:x="4.776cm" svg:y="8.019cm" chart:style-name="ch6">
              <text:p>Группи з різною кількістью ітерацій</text:p>
            </chart:title>
          </chart:axis>
          <chart:axis chart:dimension="y" chart:name="primary-y" chart:style-name="ch7">
            <chart:title svg:x="0.451cm" svg:y="5.236cm" chart:style-name="ch8">
              <text:p>Час, мкс</text:p>
            </chart:title>
            <chart:grid chart:style-name="ch9" chart:class="major"/>
          </chart:axis>
          <chart:series chart:style-name="ch10" chart:values-cell-range-address="Лист2.D2:Лист2.D11" chart:label-cell-address="Лист2.C1:Лист2.C1" chart:class="chart:bar">
            <chart:data-point chart:repeated="10"/>
          </chart:series>
          <chart:series chart:style-name="ch11" chart:values-cell-range-address="Лист2.F2:Лист2.F11" chart:label-cell-address="Лист2.E1:Лист2.E1" chart:class="chart:bar">
            <chart:data-point chart:repeated="10"/>
          </chart:series>
          <chart:series chart:style-name="ch12" chart:values-cell-range-address="Лист2.H2:Лист2.H11" chart:label-cell-address="Лист2.G1:Лист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Лист2.C1:Лист2.C1</svg:desc>
                </draw:g>
              </table:table-cell>
              <table:table-cell office:value-type="string">
                <text:p>Dynamic</text:p>
                <draw:g>
                  <svg:desc>Лист2.E1:Лист2.E1</svg:desc>
                </draw:g>
              </table:table-cell>
              <table:table-cell office:value-type="string">
                <text:p>Guided</text:p>
                <draw:g>
                  <svg:desc>Лист2.G1:Лист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75.56">
                <text:p>7075.56</text:p>
                <draw:g>
                  <svg:desc>Лист2.D2:Лист2.D11</svg:desc>
                </draw:g>
              </table:table-cell>
              <table:table-cell office:value-type="float" office:value="7941.79">
                <text:p>7941.79</text:p>
                <draw:g>
                  <svg:desc>Лист2.F2:Лист2.F11</svg:desc>
                </draw:g>
              </table:table-cell>
              <table:table-cell office:value-type="float" office:value="7749.36">
                <text:p>7749.36</text:p>
                <draw:g>
                  <svg:desc>Лист2.H2:Лист2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.63">
                <text:p>6553.63</text:p>
              </table:table-cell>
              <table:table-cell office:value-type="float" office:value="7901.56">
                <text:p>7901.56</text:p>
              </table:table-cell>
              <table:table-cell office:value-type="float" office:value="7875.37">
                <text:p>7875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90.2">
                <text:p>6790.2</text:p>
              </table:table-cell>
              <table:table-cell office:value-type="float" office:value="7816.08">
                <text:p>7816.08</text:p>
              </table:table-cell>
              <table:table-cell office:value-type="float" office:value="7843.9">
                <text:p>784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43.37">
                <text:p>6643.37</text:p>
              </table:table-cell>
              <table:table-cell office:value-type="float" office:value="7889.95">
                <text:p>7889.95</text:p>
              </table:table-cell>
              <table:table-cell office:value-type="float" office:value="7752.86">
                <text:p>7752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49.05">
                <text:p>6449.05</text:p>
              </table:table-cell>
              <table:table-cell office:value-type="float" office:value="7920.45">
                <text:p>7920.45</text:p>
              </table:table-cell>
              <table:table-cell office:value-type="float" office:value="7813.55">
                <text:p>7813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19.63">
                <text:p>6619.63</text:p>
              </table:table-cell>
              <table:table-cell office:value-type="float" office:value="7804.8">
                <text:p>7804.8</text:p>
              </table:table-cell>
              <table:table-cell office:value-type="float" office:value="7692.23">
                <text:p>7692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7.77">
                <text:p>6547.77</text:p>
              </table:table-cell>
              <table:table-cell office:value-type="float" office:value="7683.42">
                <text:p>7683.42</text:p>
              </table:table-cell>
              <table:table-cell office:value-type="float" office:value="7694.99">
                <text:p>7694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5.17">
                <text:p>6725.17</text:p>
              </table:table-cell>
              <table:table-cell office:value-type="float" office:value="7810.39">
                <text:p>7810.39</text:p>
              </table:table-cell>
              <table:table-cell office:value-type="float" office:value="7846.09">
                <text:p>7846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52.97">
                <text:p>6852.97</text:p>
              </table:table-cell>
              <table:table-cell office:value-type="float" office:value="7673.71">
                <text:p>7673.71</text:p>
              </table:table-cell>
              <table:table-cell office:value-type="float" office:value="7748.28">
                <text:p>7748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97.48">
                <text:p>6597.48</text:p>
              </table:table-cell>
              <table:table-cell office:value-type="float" office:value="7828.28">
                <text:p>7828.28</text:p>
              </table:table-cell>
              <table:table-cell office:value-type="float" office:value="7758.42">
                <text:p>7758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